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778cm"/>
    </style:style>
    <style:style style:name="co3" style:family="table-column">
      <style:table-column-properties fo:break-before="auto" style:column-width="13.764cm"/>
    </style:style>
    <style:style style:name="co4" style:family="table-column">
      <style:table-column-properties fo:break-before="auto" style:column-width="2.731cm"/>
    </style:style>
    <style:style style:name="co5" style:family="table-column">
      <style:table-column-properties fo:break-before="auto" style:column-width="2.976cm"/>
    </style:style>
    <style:style style:name="co6" style:family="table-column">
      <style:table-column-properties fo:break-before="auto" style:column-width="21.235cm"/>
    </style:style>
    <style:style style:name="co7" style:family="table-column">
      <style:table-column-properties fo:break-before="auto" style:column-width="2.792cm"/>
    </style:style>
    <style:style style:name="co8" style:family="table-column">
      <style:table-column-properties fo:break-before="auto" style:column-width="3.034cm"/>
    </style:style>
    <style:style style:name="co9" style:family="table-column">
      <style:table-column-properties fo:break-before="auto" style:column-width="21.273cm"/>
    </style:style>
    <style:style style:name="ro1" style:family="table-row">
      <style:table-row-properties style:row-height="0.686cm" fo:break-before="auto" style:use-optimal-row-height="true"/>
    </style:style>
    <style:style style:name="ro2" style:family="table-row">
      <style:table-row-properties style:row-height="0.43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-</number:text>
      <number:month/>
      <number:text>-</number:text>
      <number:year/>
    </number:date-style>
    <number:time-style style:name="N40">
      <number:hours number:style="long"/>
      <number:text>:</number:text>
      <number:minutes number:style="long"/>
    </number:time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76"/>
    <style:style style:name="ce4" style:family="table-cell" style:parent-style-name="Default" style:data-style-name="N76">
      <style:text-properties fo:font-weight="bold" style:font-weight-asian="bold" style:font-weight-complex="bold"/>
    </style:style>
    <style:style style:name="ce5" style:family="table-cell" style:parent-style-name="Default" style:data-style-name="N30"/>
    <style:style style:name="ce6" style:family="table-cell" style:parent-style-name="Default" style:data-style-name="N40"/>
    <style:style style:name="ce7" style:family="table-cell" style:parent-style-name="Default" style:data-style-name="N40">
      <style:text-properties fo:font-weight="bold" style:font-weight-asian="bold" style:font-weight-complex="bold"/>
    </style:style>
    <style:style style:name="ce8" style:family="table-cell" style:parent-style-name="Default" style:data-style-name="N100"/>
    <style:style style:name="ce9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Weeknr 48" table:style-name="ta1" table:print="false">
        <table:table-column table:style-name="co1" table:default-cell-style-name="Default"/>
        <table:table-column table:style-name="co2" table:default-cell-style-name="ce5"/>
        <table:table-column table:style-name="co1" table:number-columns-repeated="2" table:default-cell-style-name="ce6"/>
        <table:table-column table:style-name="co1" table:default-cell-style-name="Default"/>
        <table:table-column table:style-name="co3" table:default-cell-style-name="Default"/>
        <table:table-column table:style-name="co1" table:default-cell-style-name="ce6"/>
        <table:table-row table:style-name="ro1">
          <table:table-cell table:style-name="ce1" office:value-type="string">
            <text:p>Logboek</text:p>
          </table:table-cell>
          <table:table-cell table:style-name="ce3"/>
          <table:table-cell table:number-columns-repeated="3"/>
          <table:table-cell table:style-name="ce8"/>
          <table:table-cell/>
        </table:table-row>
        <table:table-row table:style-name="ro2">
          <table:table-cell table:style-name="ce2" office:value-type="string">
            <text:p>project:</text:p>
          </table:table-cell>
          <table:table-cell table:style-name="ce3" office:value-type="string">
            <text:p>PyramidPanic</text:p>
          </table:table-cell>
          <table:table-cell table:number-columns-repeated="5"/>
        </table:table-row>
        <table:table-row table:style-name="ro2">
          <table:table-cell table:style-name="ce2" office:value-type="string">
            <text:p>naam:</text:p>
          </table:table-cell>
          <table:table-cell table:style-name="ce3" office:value-type="string">
            <text:p>Erwin van Tilburg</text:p>
          </table:table-cell>
          <table:table-cell table:number-columns-repeated="5"/>
        </table:table-row>
        <table:table-row table:style-name="ro2">
          <table:table-cell table:style-name="ce2" office:value-type="string">
            <text:p>afdeling:</text:p>
          </table:table-cell>
          <table:table-cell table:style-name="ce3" office:value-type="string">
            <text:p>AM1A</text:p>
          </table:table-cell>
          <table:table-cell table:number-columns-repeated="5"/>
        </table:table-row>
        <table:table-row table:style-name="ro2">
          <table:table-cell/>
          <table:table-cell table:style-name="ce3"/>
          <table:table-cell table:number-columns-repeated="5"/>
        </table:table-row>
        <table:table-row table:style-name="ro2">
          <table:table-cell table:style-name="ce2" office:value-type="string">
            <text:p>Dag</text:p>
          </table:table-cell>
          <table:table-cell table:style-name="ce4" office:value-type="string">
            <text:p>Datum</text:p>
          </table:table-cell>
          <table:table-cell table:style-name="ce7" office:value-type="string">
            <text:p>Begintijd</text:p>
          </table:table-cell>
          <table:table-cell table:style-name="ce7" office:value-type="string">
            <text:p>Eindtijd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activiteiten</text:p>
          </table:table-cell>
          <table:table-cell table:style-name="ce7" office:value-type="string">
            <text:p>totaal</text:p>
          </table:table-cell>
        </table:table-row>
        <table:table-row table:style-name="ro2">
          <table:table-cell/>
          <table:table-cell table:style-name="ce3"/>
          <table:table-cell table:number-columns-repeated="3"/>
          <table:table-cell table:style-name="ce2" office:value-type="string">
            <text:p>Mediadevelopment</text:p>
          </table:table-cell>
          <table:table-cell/>
        </table:table-row>
        <table:table-row table:style-name="ro2">
          <table:table-cell office:value-type="string">
            <text:p>maandag</text:p>
          </table:table-cell>
          <table:table-cell office:value-type="date" office:date-value="2013-11-25">
            <text:p>25-11-13</text:p>
          </table:table-cell>
          <table:table-cell office:value-type="time" office:time-value="PT08H45M00S">
            <text:p>08:45</text:p>
          </table:table-cell>
          <table:table-cell office:value-type="time" office:time-value="PT10H00M00S">
            <text:p>10:00</text:p>
          </table:table-cell>
          <table:table-cell office:value-type="float" office:value="1">
            <text:p>1</text:p>
          </table:table-cell>
          <table:table-cell office:value-type="string">
            <text:p>Externe Repo gemaakt</text:p>
          </table:table-cell>
          <table:table-cell table:formula="of:=[.D8]-[.C8]" office:value-type="time" office:time-value="PT01H15M00S">
            <text:p>01:15</text:p>
          </table:table-cell>
        </table:table-row>
        <table:table-row table:style-name="ro2">
          <table:table-cell table:number-columns-repeated="2"/>
          <table:table-cell office:value-type="time" office:time-value="PT10H15M00S">
            <text:p>10:15</text:p>
          </table:table-cell>
          <table:table-cell office:value-type="time" office:time-value="PT11H45M00S">
            <text:p>11:45</text:p>
          </table:table-cell>
          <table:table-cell office:value-type="float" office:value="2">
            <text:p>2</text:p>
          </table:table-cell>
          <table:table-cell office:value-type="string">
            <text:p>Verder gewerkt aan repo, adden van project</text:p>
          </table:table-cell>
          <table:table-cell table:formula="of:=[.D9]-[.C9]" office:value-type="time" office:time-value="PT01H30M00S">
            <text:p>01:30</text:p>
          </table:table-cell>
        </table:table-row>
        <table:table-row table:style-name="ro2">
          <table:table-cell table:number-columns-repeated="2"/>
          <table:table-cell office:value-type="time" office:time-value="PT11H46M00S">
            <text:p>11:46</text:p>
          </table:table-cell>
          <table:table-cell office:value-type="time" office:time-value="PT12H01M00S">
            <text:p>12:01</text:p>
          </table:table-cell>
          <table:table-cell office:value-type="float" office:value="3">
            <text:p>3</text:p>
          </table:table-cell>
          <table:table-cell office:value-type="string">
            <text:p>Naam game1 veranderd naar PyramidPanic</text:p>
          </table:table-cell>
          <table:table-cell table:formula="of:=[.D10]-[.C10]" office:value-type="time" office:time-value="PT00H15M00S">
            <text:p>00:15</text:p>
          </table:table-cell>
        </table:table-row>
        <table:table-row table:style-name="ro2">
          <table:table-cell table:number-columns-repeated="2"/>
          <table:table-cell office:value-type="time" office:time-value="PT12H01M00S">
            <text:p>12:01</text:p>
          </table:table-cell>
          <table:table-cell office:value-type="time" office:time-value="PT12H16M00S">
            <text:p>12:16</text:p>
          </table:table-cell>
          <table:table-cell office:value-type="float" office:value="4">
            <text:p>4</text:p>
          </table:table-cell>
          <table:table-cell office:value-type="string">
            <text:p>Hoogte en breedte van canvas aangepast en veranderingen toegepast</text:p>
          </table:table-cell>
          <table:table-cell table:formula="of:=[.D11]-[.C11]" office:value-type="time" office:time-value="PT00H15M00S">
            <text:p>00:15</text:p>
          </table:table-cell>
        </table:table-row>
        <table:table-row table:style-name="ro2">
          <table:table-cell table:number-columns-repeated="2"/>
          <table:table-cell office:value-type="time" office:time-value="PT12H17M00S">
            <text:p>12:17</text:p>
          </table:table-cell>
          <table:table-cell office:value-type="time" office:time-value="PT12H29M00S">
            <text:p>12:29</text:p>
          </table:table-cell>
          <table:table-cell office:value-type="float" office:value="5">
            <text:p>5</text:p>
          </table:table-cell>
          <table:table-cell office:value-type="string">
            <text:p>Icon toegevoegd</text:p>
          </table:table-cell>
          <table:table-cell table:formula="of:=[.D12]-[.C12]" office:value-type="time" office:time-value="PT00H12M00S">
            <text:p>00:12</text:p>
          </table:table-cell>
        </table:table-row>
        <table:table-row table:style-name="ro2">
          <table:table-cell table:number-columns-repeated="2"/>
          <table:table-cell office:value-type="time" office:time-value="PT12H30M00S">
            <text:p>12:30</text:p>
          </table:table-cell>
          <table:table-cell office:value-type="time" office:time-value="PT12H45M00S">
            <text:p>12:45</text:p>
          </table:table-cell>
          <table:table-cell office:value-type="float" office:value="6">
            <text:p>6</text:p>
          </table:table-cell>
          <table:table-cell office:value-type="string">
            <text:p>Escape gekoppeld aan get spel sluiten</text:p>
          </table:table-cell>
          <table:table-cell table:formula="of:=[.D13]-[.C13]" office:value-type="time" office:time-value="PT00H15M00S">
            <text:p>00:15</text:p>
          </table:table-cell>
        </table:table-row>
        <table:table-row table:style-name="ro2">
          <table:table-cell table:number-columns-repeated="2"/>
          <table:table-cell office:value-type="time" office:time-value="PT13H30M00S">
            <text:p>13:30</text:p>
          </table:table-cell>
          <table:table-cell office:value-type="time" office:time-value="PT13H43M00S">
            <text:p>13:43</text:p>
          </table:table-cell>
          <table:table-cell office:value-type="float" office:value="7">
            <text:p>7</text:p>
          </table:table-cell>
          <table:table-cell office:value-type="string">
            <text:p>Git bijgewerkt en verwijderden bestanden verwijderd</text:p>
          </table:table-cell>
          <table:table-cell table:formula="of:=[.D14]-[.C14]" office:value-type="time" office:time-value="PT00H13M00S">
            <text:p>00:13</text:p>
          </table:table-cell>
        </table:table-row>
        <table:table-row table:style-name="ro2">
          <table:table-cell table:number-columns-repeated="2"/>
          <table:table-cell office:value-type="time" office:time-value="PT13H44M00S">
            <text:p>13:44</text:p>
          </table:table-cell>
          <table:table-cell office:value-type="time" office:time-value="PT14H04M00S">
            <text:p>14:04</text:p>
          </table:table-cell>
          <table:table-cell office:value-type="float" office:value="8">
            <text:p>8</text:p>
          </table:table-cell>
          <table:table-cell office:value-type="string">
            <text:p>Mapjes gemaakt voor verschillende game scene's</text:p>
          </table:table-cell>
          <table:table-cell table:formula="of:=[.D15]-[.C15]" office:value-type="time" office:time-value="PT00H20M00S">
            <text:p>00:20</text:p>
          </table:table-cell>
        </table:table-row>
        <table:table-row table:style-name="ro2">
          <table:table-cell table:number-columns-repeated="2"/>
          <table:table-cell office:value-type="time" office:time-value="PT14H05M00S">
            <text:p>14:05</text:p>
          </table:table-cell>
          <table:table-cell office:value-type="time" office:time-value="PT14H15M00S">
            <text:p>14:15</text:p>
          </table:table-cell>
          <table:table-cell office:value-type="float" office:value="9">
            <text:p>9</text:p>
          </table:table-cell>
          <table:table-cell office:value-type="string">
            <text:p>Begonnen aan start scene</text:p>
          </table:table-cell>
          <table:table-cell table:formula="of:=[.D16]-[.C16]" office:value-type="time" office:time-value="PT00H10M00S">
            <text:p>00:1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0">
            <text:p>10</text:p>
          </table:table-cell>
          <table:table-cell/>
          <table:table-cell table:formula="of:=[.D17]-[.C17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1">
            <text:p>11</text:p>
          </table:table-cell>
          <table:table-cell/>
          <table:table-cell table:formula="of:=[.D18]-[.C18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2">
            <text:p>12</text:p>
          </table:table-cell>
          <table:table-cell/>
          <table:table-cell table:formula="of:=[.D19]-[.C19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3">
            <text:p>13</text:p>
          </table:table-cell>
          <table:table-cell/>
          <table:table-cell table:formula="of:=[.D20]-[.C20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4">
            <text:p>14</text:p>
          </table:table-cell>
          <table:table-cell table:style-name="ce2"/>
          <table:table-cell table:formula="of:=[.D21]-[.C21]" office:value-type="time" office:time-value="PT00H00M00S">
            <text:p>00:00</text:p>
          </table:table-cell>
        </table:table-row>
        <table:table-row table:style-name="ro2">
          <table:table-cell table:number-columns-repeated="4"/>
          <table:table-cell office:value-type="float" office:value="15">
            <text:p>15</text:p>
          </table:table-cell>
          <table:table-cell table:style-name="ce2"/>
          <table:table-cell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6">
            <text:p>16</text:p>
          </table:table-cell>
          <table:table-cell/>
          <table:table-cell table:formula="of:=[.D23]-[.C23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7">
            <text:p>17</text:p>
          </table:table-cell>
          <table:table-cell/>
          <table:table-cell table:formula="of:=[.D24]-[.C24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8">
            <text:p>18</text:p>
          </table:table-cell>
          <table:table-cell/>
          <table:table-cell table:formula="of:=[.D25]-[.C25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9">
            <text:p>19</text:p>
          </table:table-cell>
          <table:table-cell/>
          <table:table-cell table:formula="of:=[.D26]-[.C26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0">
            <text:p>20</text:p>
          </table:table-cell>
          <table:table-cell/>
          <table:table-cell table:formula="of:=[.D27]-[.C27]" office:value-type="time" office:time-value="PT00H00M00S">
            <text:p>00:00</text:p>
          </table:table-cell>
        </table:table-row>
        <table:table-row table:style-name="ro2" table:number-rows-repeated="2">
          <table:table-cell table:number-columns-repeated="5"/>
          <table:table-cell table:style-name="ce2"/>
          <table:table-cell/>
        </table:table-row>
        <table:table-row table:style-name="ro2">
          <table:table-cell table:number-columns-repeated="5"/>
          <table:table-cell table:style-name="ce2" office:value-type="string">
            <text:p>Totaal</text:p>
          </table:table-cell>
          <table:table-cell table:formula="of:=SUM([.G8:.G27])" office:value-type="time" office:time-value="PT04H25M00S">
            <text:p>04:25</text:p>
          </table:table-cell>
        </table:table-row>
        <table:table-row table:style-name="ro2" table:number-rows-repeated="10"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2" table:number-rows-repeated="4">
          <table:table-cell/>
          <table:table-cell table:style-name="ce3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2">
          <table:table-cell/>
          <table:table-cell table:style-name="ce3"/>
          <table:table-cell table:style-name="Default" table:number-columns-repeated="2"/>
          <table:table-cell table:number-columns-repeated="2"/>
          <table:table-cell table:style-name="Default"/>
        </table:table-row>
      </table:table>
      <table:table table:name="Weeknr 49" table:style-name="ta1" table:print="false">
        <table:table-column table:style-name="co1" table:default-cell-style-name="Default"/>
        <table:table-column table:style-name="co4" table:default-cell-style-name="ce5"/>
        <table:table-column table:style-name="co1" table:number-columns-repeated="2" table:default-cell-style-name="ce6"/>
        <table:table-column table:style-name="co1" table:default-cell-style-name="Default"/>
        <table:table-column table:style-name="co3" table:default-cell-style-name="Default"/>
        <table:table-column table:style-name="co1" table:default-cell-style-name="ce6"/>
        <table:table-row table:style-name="ro1">
          <table:table-cell table:style-name="ce1" office:value-type="string">
            <text:p>Logboek</text:p>
          </table:table-cell>
          <table:table-cell table:style-name="ce3"/>
          <table:table-cell table:number-columns-repeated="3"/>
          <table:table-cell table:style-name="ce8"/>
          <table:table-cell/>
        </table:table-row>
        <table:table-row table:style-name="ro2">
          <table:table-cell table:style-name="ce2" office:value-type="string">
            <text:p>project:</text:p>
          </table:table-cell>
          <table:table-cell table:style-name="ce3" office:value-type="string">
            <text:p>PyramidPanic</text:p>
          </table:table-cell>
          <table:table-cell table:number-columns-repeated="5"/>
        </table:table-row>
        <table:table-row table:style-name="ro2">
          <table:table-cell table:style-name="ce2" office:value-type="string">
            <text:p>naam:</text:p>
          </table:table-cell>
          <table:table-cell table:style-name="ce3" office:value-type="string">
            <text:p>Erwin van Tilburg</text:p>
          </table:table-cell>
          <table:table-cell table:number-columns-repeated="5"/>
        </table:table-row>
        <table:table-row table:style-name="ro2">
          <table:table-cell table:style-name="ce2" office:value-type="string">
            <text:p>afdeling:</text:p>
          </table:table-cell>
          <table:table-cell table:style-name="ce3" office:value-type="string">
            <text:p>AM1A</text:p>
          </table:table-cell>
          <table:table-cell table:number-columns-repeated="5"/>
        </table:table-row>
        <table:table-row table:style-name="ro2">
          <table:table-cell/>
          <table:table-cell table:style-name="ce3"/>
          <table:table-cell table:number-columns-repeated="5"/>
        </table:table-row>
        <table:table-row table:style-name="ro2">
          <table:table-cell table:style-name="ce2" office:value-type="string">
            <text:p>Dag</text:p>
          </table:table-cell>
          <table:table-cell table:style-name="ce4" office:value-type="string">
            <text:p>Datum</text:p>
          </table:table-cell>
          <table:table-cell table:style-name="ce7" office:value-type="string">
            <text:p>Begintijd</text:p>
          </table:table-cell>
          <table:table-cell table:style-name="ce7" office:value-type="string">
            <text:p>Eindtijd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activiteiten</text:p>
          </table:table-cell>
          <table:table-cell table:style-name="ce7" office:value-type="string">
            <text:p>totaal</text:p>
          </table:table-cell>
        </table:table-row>
        <table:table-row table:style-name="ro2">
          <table:table-cell/>
          <table:table-cell table:style-name="ce3"/>
          <table:table-cell table:number-columns-repeated="3"/>
          <table:table-cell table:style-name="ce2" office:value-type="string">
            <text:p>Mediadevelopment</text:p>
          </table:table-cell>
          <table:table-cell/>
        </table:table-row>
        <table:table-row table:style-name="ro2">
          <table:table-cell office:value-type="string">
            <text:p>maandag</text:p>
          </table:table-cell>
          <table:table-cell office:value-type="date" office:date-value="2013-12-02">
            <text:p>2-12-13</text:p>
          </table:table-cell>
          <table:table-cell office:value-type="time" office:time-value="PT08H45M00S">
            <text:p>08:45</text:p>
          </table:table-cell>
          <table:table-cell office:value-type="time" office:time-value="PT09H00M00S">
            <text:p>09:00</text:p>
          </table:table-cell>
          <table:table-cell office:value-type="float" office:value="1">
            <text:p>1</text:p>
          </table:table-cell>
          <table:table-cell office:value-type="string">
            <text:p>Project opgstart en logboek bijgewerkt met een nieuwe week</text:p>
          </table:table-cell>
          <table:table-cell table:formula="of:=[.D8]-[.C8]" office:value-type="time" office:time-value="PT00H15M00S">
            <text:p>00:15</text:p>
          </table:table-cell>
        </table:table-row>
        <table:table-row table:style-name="ro2">
          <table:table-cell table:number-columns-repeated="2"/>
          <table:table-cell office:value-type="time" office:time-value="PT09H00M00S">
            <text:p>09:00</text:p>
          </table:table-cell>
          <table:table-cell office:value-type="time" office:time-value="PT09H40M00S">
            <text:p>09:40</text:p>
          </table:table-cell>
          <table:table-cell office:value-type="float" office:value="2">
            <text:p>2</text:p>
          </table:table-cell>
          <table:table-cell office:value-type="string">
            <text:p>StartScene een draw methode gegeven, en de 3 andere classen gemaakt met een draw methode</text:p>
          </table:table-cell>
          <table:table-cell table:formula="of:=[.D9]-[.C9]" office:value-type="time" office:time-value="PT00H40M00S">
            <text:p>00:40</text:p>
          </table:table-cell>
        </table:table-row>
        <table:table-row table:style-name="ro2">
          <table:table-cell table:number-columns-repeated="2"/>
          <table:table-cell office:value-type="time" office:time-value="PT09H40M00S">
            <text:p>09:40</text:p>
          </table:table-cell>
          <table:table-cell office:value-type="time" office:time-value="PT10H00M00S">
            <text:p>10:00</text:p>
          </table:table-cell>
          <table:table-cell office:value-type="float" office:value="3">
            <text:p>3</text:p>
          </table:table-cell>
          <table:table-cell office:value-type="string">
            <text:p>GameTime toegevoegd aan alle draws en updates van de verschillende classen</text:p>
          </table:table-cell>
          <table:table-cell table:formula="of:=[.D10]-[.C10]" office:value-type="time" office:time-value="PT00H20M00S">
            <text:p>00:20</text:p>
          </table:table-cell>
        </table:table-row>
        <table:table-row table:style-name="ro2">
          <table:table-cell table:number-columns-repeated="2"/>
          <table:table-cell office:value-type="time" office:time-value="PT10H00M00S">
            <text:p>10:00</text:p>
          </table:table-cell>
          <table:table-cell office:value-type="time" office:time-value="PT10H15M00S">
            <text:p>10:15</text:p>
          </table:table-cell>
          <table:table-cell office:value-type="float" office:value="4">
            <text:p>4</text:p>
          </table:table-cell>
          <table:table-cell office:value-type="string">
            <text:p>De Interface Istate aangemaakt en public gemaakt</text:p>
          </table:table-cell>
          <table:table-cell table:formula="of:=[.D11]-[.C11]" office:value-type="time" office:time-value="PT00H15M00S">
            <text:p>00:15</text:p>
          </table:table-cell>
        </table:table-row>
        <table:table-row table:style-name="ro2">
          <table:table-cell table:number-columns-repeated="2"/>
          <table:table-cell office:value-type="time" office:time-value="PT10H30M00S">
            <text:p>10:30</text:p>
          </table:table-cell>
          <table:table-cell office:value-type="time" office:time-value="PT10H51M00S">
            <text:p>10:51</text:p>
          </table:table-cell>
          <table:table-cell office:value-type="float" office:value="5">
            <text:p>5</text:p>
          </table:table-cell>
          <table:table-cell office:value-type="string">
            <text:p>Istate aangemaakt en de oude states vervangen</text:p>
          </table:table-cell>
          <table:table-cell table:formula="of:=[.D12]-[.C12]" office:value-type="time" office:time-value="PT00H21M00S">
            <text:p>00:21</text:p>
          </table:table-cell>
        </table:table-row>
        <table:table-row table:style-name="ro2">
          <table:table-cell table:number-columns-repeated="2"/>
          <table:table-cell office:value-type="time" office:time-value="PT10H51M00S">
            <text:p>10:51</text:p>
          </table:table-cell>
          <table:table-cell office:value-type="time" office:time-value="PT11H10M00S">
            <text:p>11:10</text:p>
          </table:table-cell>
          <table:table-cell office:value-type="float" office:value="6">
            <text:p>6</text:p>
          </table:table-cell>
          <table:table-cell office:value-type="string">
            <text:p>Get en Set gemaakt voor Istate en een Get voor StartScene</text:p>
          </table:table-cell>
          <table:table-cell table:formula="of:=[.D13]-[.C13]" office:value-type="time" office:time-value="PT00H19M00S">
            <text:p>00:19</text:p>
          </table:table-cell>
        </table:table-row>
        <table:table-row table:style-name="ro2">
          <table:table-cell table:number-columns-repeated="2"/>
          <table:table-cell office:value-type="time" office:time-value="PT11H10M00S">
            <text:p>11:10</text:p>
          </table:table-cell>
          <table:table-cell office:value-type="time" office:time-value="PT11H20M00S">
            <text:p>11:20</text:p>
          </table:table-cell>
          <table:table-cell office:value-type="float" office:value="7">
            <text:p>7</text:p>
          </table:table-cell>
          <table:table-cell office:value-type="string">
            <text:p>Region aangemaakt voor properties</text:p>
          </table:table-cell>
          <table:table-cell table:formula="of:=[.D14]-[.C14]" office:value-type="time" office:time-value="PT00H10M00S">
            <text:p>00:10</text:p>
          </table:table-cell>
        </table:table-row>
        <table:table-row table:style-name="ro2">
          <table:table-cell table:number-columns-repeated="2"/>
          <table:table-cell office:value-type="time" office:time-value="PT11H20M00S">
            <text:p>11:20</text:p>
          </table:table-cell>
          <table:table-cell office:value-type="time" office:time-value="PT11H38M00S">
            <text:p>11:38</text:p>
          </table:table-cell>
          <table:table-cell office:value-type="float" office:value="8">
            <text:p>8</text:p>
          </table:table-cell>
          <table:table-cell office:value-type="string">
            <text:p>Handmatig van Scene verandered aangemaakt</text:p>
          </table:table-cell>
          <table:table-cell table:formula="of:=[.D15]-[.C15]" office:value-type="time" office:time-value="PT00H18M00S">
            <text:p>00:18</text:p>
          </table:table-cell>
        </table:table-row>
        <table:table-row table:style-name="ro2">
          <table:table-cell table:number-columns-repeated="2"/>
          <table:table-cell office:value-type="time" office:time-value="PT11H38M00S">
            <text:p>11:38</text:p>
          </table:table-cell>
          <table:table-cell office:value-type="time" office:time-value="PT12H16M00S">
            <text:p>12:16</text:p>
          </table:table-cell>
          <table:table-cell office:value-type="float" office:value="9">
            <text:p>9</text:p>
          </table:table-cell>
          <table:table-cell office:value-type="string">
            <text:p>Keys aangepast voor het bewegen van de Scenes en een edgedetector gemaakt voor naar rechts gaan</text:p>
          </table:table-cell>
          <table:table-cell table:formula="of:=[.D16]-[.C16]" office:value-type="time" office:time-value="PT00H38M00S">
            <text:p>00:38</text:p>
          </table:table-cell>
        </table:table-row>
        <table:table-row table:style-name="ro2">
          <table:table-cell table:number-columns-repeated="2"/>
          <table:table-cell office:value-type="time" office:time-value="PT12H16M00S">
            <text:p>12:16</text:p>
          </table:table-cell>
          <table:table-cell office:value-type="time" office:time-value="PT12H23M00S">
            <text:p>12:23</text:p>
          </table:table-cell>
          <table:table-cell office:value-type="float" office:value="10">
            <text:p>10</text:p>
          </table:table-cell>
          <table:table-cell office:value-type="string">
            <text:p>Edgedetector gemaakt voor naar lniks</text:p>
          </table:table-cell>
          <table:table-cell table:formula="of:=[.D17]-[.C17]" office:value-type="time" office:time-value="PT00H07M00S">
            <text:p>00:07</text:p>
          </table:table-cell>
        </table:table-row>
        <table:table-row table:style-name="ro2">
          <table:table-cell table:number-columns-repeated="2"/>
          <table:table-cell office:value-type="time" office:time-value="PT12H23M00S">
            <text:p>12:23</text:p>
          </table:table-cell>
          <table:table-cell office:value-type="time" office:time-value="PT12H45M00S">
            <text:p>12:45</text:p>
          </table:table-cell>
          <table:table-cell office:value-type="float" office:value="11">
            <text:p>11</text:p>
          </table:table-cell>
          <table:table-cell office:value-type="string">
            <text:p>Edgedetector gemaakt voor de muis</text:p>
          </table:table-cell>
          <table:table-cell table:formula="of:=[.D18]-[.C18]" office:value-type="time" office:time-value="PT00H22M00S">
            <text:p>00:22</text:p>
          </table:table-cell>
        </table:table-row>
        <table:table-row table:style-name="ro2">
          <table:table-cell table:number-columns-repeated="2"/>
          <table:table-cell office:value-type="time" office:time-value="PT13H30M00S">
            <text:p>13:30</text:p>
          </table:table-cell>
          <table:table-cell office:value-type="time" office:time-value="PT13H45M00S">
            <text:p>13:45</text:p>
          </table:table-cell>
          <table:table-cell office:value-type="float" office:value="12">
            <text:p>12</text:p>
          </table:table-cell>
          <table:table-cell office:value-type="string">
            <text:p>Leveldetector gemaakt</text:p>
          </table:table-cell>
          <table:table-cell table:formula="of:=[.D19]-[.C19]" office:value-type="time" office:time-value="PT00H15M00S">
            <text:p>00:15</text:p>
          </table:table-cell>
        </table:table-row>
        <table:table-row table:style-name="ro2">
          <table:table-cell table:number-columns-repeated="2"/>
          <table:table-cell office:value-type="time" office:time-value="PT13H45M00S">
            <text:p>13:45</text:p>
          </table:table-cell>
          <table:table-cell office:value-type="time" office:time-value="PT14H00M00S">
            <text:p>14:00</text:p>
          </table:table-cell>
          <table:table-cell office:value-type="float" office:value="13">
            <text:p>13</text:p>
          </table:table-cell>
          <table:table-cell office:value-type="string">
            <text:p>Input class aangepats, er is nu een rectangle om de muis positie te achterhalen</text:p>
          </table:table-cell>
          <table:table-cell table:formula="of:=[.D20]-[.C20]" office:value-type="time" office:time-value="PT00H15M00S">
            <text:p>00:15</text:p>
          </table:table-cell>
        </table:table-row>
        <table:table-row table:style-name="ro2">
          <table:table-cell table:number-columns-repeated="2"/>
          <table:table-cell office:value-type="time" office:time-value="PT14H00M00S">
            <text:p>14:00</text:p>
          </table:table-cell>
          <table:table-cell office:value-type="time" office:time-value="PT14H15M00S">
            <text:p>14:15</text:p>
          </table:table-cell>
          <table:table-cell office:value-type="float" office:value="14">
            <text:p>14</text:p>
          </table:table-cell>
          <table:table-cell table:style-name="ce9" office:value-type="string">
            <text:p>Lokale commits gemaakt</text:p>
          </table:table-cell>
          <table:table-cell table:formula="of:=[.D21]-[.C21]" office:value-type="time" office:time-value="PT00H15M00S">
            <text:p>00:15</text:p>
          </table:table-cell>
        </table:table-row>
        <table:table-row table:style-name="ro2">
          <table:table-cell table:number-columns-repeated="4"/>
          <table:table-cell office:value-type="float" office:value="15">
            <text:p>15</text:p>
          </table:table-cell>
          <table:table-cell table:style-name="ce2"/>
          <table:table-cell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6">
            <text:p>16</text:p>
          </table:table-cell>
          <table:table-cell/>
          <table:table-cell table:formula="of:=[.D23]-[.C23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7">
            <text:p>17</text:p>
          </table:table-cell>
          <table:table-cell/>
          <table:table-cell table:formula="of:=[.D24]-[.C24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8">
            <text:p>18</text:p>
          </table:table-cell>
          <table:table-cell/>
          <table:table-cell table:formula="of:=[.D25]-[.C25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9">
            <text:p>19</text:p>
          </table:table-cell>
          <table:table-cell/>
          <table:table-cell table:formula="of:=[.D26]-[.C26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0">
            <text:p>20</text:p>
          </table:table-cell>
          <table:table-cell/>
          <table:table-cell table:formula="of:=[.D27]-[.C27]" office:value-type="time" office:time-value="PT00H00M00S">
            <text:p>00:00</text:p>
          </table:table-cell>
        </table:table-row>
        <table:table-row table:style-name="ro2" table:number-rows-repeated="2">
          <table:table-cell table:number-columns-repeated="5"/>
          <table:table-cell table:style-name="ce2"/>
          <table:table-cell/>
        </table:table-row>
        <table:table-row table:style-name="ro2">
          <table:table-cell table:number-columns-repeated="5"/>
          <table:table-cell table:style-name="ce2" office:value-type="string">
            <text:p>Totaal</text:p>
          </table:table-cell>
          <table:table-cell table:formula="of:=SUM([.G8:.G27])" office:value-type="time" office:time-value="PT04H30M00S">
            <text:p>04:30</text:p>
          </table:table-cell>
        </table:table-row>
        <table:table-row table:style-name="ro2" table:number-rows-repeated="10"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2" table:number-rows-repeated="4">
          <table:table-cell/>
          <table:table-cell table:style-name="ce3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2">
          <table:table-cell/>
          <table:table-cell table:style-name="ce3"/>
          <table:table-cell table:style-name="Default" table:number-columns-repeated="2"/>
          <table:table-cell table:number-columns-repeated="2"/>
          <table:table-cell table:style-name="Default"/>
        </table:table-row>
      </table:table>
      <table:table table:name="Week 50" table:style-name="ta1" table:print="false">
        <table:table-column table:style-name="co1" table:default-cell-style-name="Default"/>
        <table:table-column table:style-name="co5" table:default-cell-style-name="ce5"/>
        <table:table-column table:style-name="co1" table:number-columns-repeated="2" table:default-cell-style-name="ce6"/>
        <table:table-column table:style-name="co1" table:default-cell-style-name="Default"/>
        <table:table-column table:style-name="co6" table:default-cell-style-name="Default"/>
        <table:table-column table:style-name="co1" table:default-cell-style-name="ce6"/>
        <table:table-row table:style-name="ro1">
          <table:table-cell table:style-name="ce1" office:value-type="string">
            <text:p>Logboek</text:p>
          </table:table-cell>
          <table:table-cell table:style-name="ce3"/>
          <table:table-cell table:number-columns-repeated="3"/>
          <table:table-cell table:style-name="ce8"/>
          <table:table-cell/>
        </table:table-row>
        <table:table-row table:style-name="ro2">
          <table:table-cell table:style-name="ce2" office:value-type="string">
            <text:p>project:</text:p>
          </table:table-cell>
          <table:table-cell table:style-name="ce3" office:value-type="string">
            <text:p>PyramidPanic</text:p>
          </table:table-cell>
          <table:table-cell table:number-columns-repeated="5"/>
        </table:table-row>
        <table:table-row table:style-name="ro2">
          <table:table-cell table:style-name="ce2" office:value-type="string">
            <text:p>naam:</text:p>
          </table:table-cell>
          <table:table-cell table:style-name="ce3" office:value-type="string">
            <text:p>Erwin van Tilburg</text:p>
          </table:table-cell>
          <table:table-cell table:number-columns-repeated="5"/>
        </table:table-row>
        <table:table-row table:style-name="ro2">
          <table:table-cell table:style-name="ce2" office:value-type="string">
            <text:p>afdeling:</text:p>
          </table:table-cell>
          <table:table-cell table:style-name="ce3" office:value-type="string">
            <text:p>AM1A</text:p>
          </table:table-cell>
          <table:table-cell table:number-columns-repeated="5"/>
        </table:table-row>
        <table:table-row table:style-name="ro2">
          <table:table-cell/>
          <table:table-cell table:style-name="ce3"/>
          <table:table-cell table:number-columns-repeated="5"/>
        </table:table-row>
        <table:table-row table:style-name="ro2">
          <table:table-cell table:style-name="ce2" office:value-type="string">
            <text:p>Dag</text:p>
          </table:table-cell>
          <table:table-cell table:style-name="ce4" office:value-type="string">
            <text:p>Datum</text:p>
          </table:table-cell>
          <table:table-cell table:style-name="ce7" office:value-type="string">
            <text:p>Begintijd</text:p>
          </table:table-cell>
          <table:table-cell table:style-name="ce7" office:value-type="string">
            <text:p>Eindtijd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activiteiten</text:p>
          </table:table-cell>
          <table:table-cell table:style-name="ce7" office:value-type="string">
            <text:p>totaal</text:p>
          </table:table-cell>
        </table:table-row>
        <table:table-row table:style-name="ro2">
          <table:table-cell/>
          <table:table-cell table:style-name="ce3"/>
          <table:table-cell table:number-columns-repeated="3"/>
          <table:table-cell table:style-name="ce2" office:value-type="string">
            <text:p>Mediadevelopment</text:p>
          </table:table-cell>
          <table:table-cell/>
        </table:table-row>
        <table:table-row table:style-name="ro2">
          <table:table-cell office:value-type="string">
            <text:p>maandag</text:p>
          </table:table-cell>
          <table:table-cell office:value-type="date" office:date-value="2013-12-09">
            <text:p>9-12-13</text:p>
          </table:table-cell>
          <table:table-cell office:value-type="time" office:time-value="PT08H45M00S">
            <text:p>08:45</text:p>
          </table:table-cell>
          <table:table-cell office:value-type="time" office:time-value="PT09H05M00S">
            <text:p>09:05</text:p>
          </table:table-cell>
          <table:table-cell office:value-type="float" office:value="1">
            <text:p>1</text:p>
          </table:table-cell>
          <table:table-cell office:value-type="string">
            <text:p>we hebben een nieuwe week voor het logboek gemaakt.</text:p>
          </table:table-cell>
          <table:table-cell table:formula="of:=[.D8]-[.C8]" office:value-type="time" office:time-value="PT00H20M00S">
            <text:p>00:20</text:p>
          </table:table-cell>
        </table:table-row>
        <table:table-row table:style-name="ro2">
          <table:table-cell table:number-columns-repeated="2"/>
          <table:table-cell office:value-type="time" office:time-value="PT09H10M00S">
            <text:p>09:10</text:p>
          </table:table-cell>
          <table:table-cell office:value-type="time" office:time-value="PT09H15M00S">
            <text:p>09:15</text:p>
          </table:table-cell>
          <table:table-cell office:value-type="float" office:value="2">
            <text:p>2</text:p>
          </table:table-cell>
          <table:table-cell office:value-type="string">
            <text:p>Opdracht: maak een nieuwe map genaamt HelperClass maak daarin een klas genaamt images</text:p>
          </table:table-cell>
          <table:table-cell table:formula="of:=[.D9]-[.C9]" office:value-type="time" office:time-value="PT00H05M00S">
            <text:p>00:05</text:p>
          </table:table-cell>
        </table:table-row>
        <table:table-row table:style-name="ro2">
          <table:table-cell table:number-columns-repeated="2"/>
          <table:table-cell office:value-type="time" office:time-value="PT09H15M00S">
            <text:p>09:15</text:p>
          </table:table-cell>
          <table:table-cell office:value-type="time" office:time-value="PT09H25M00S">
            <text:p>09:25</text:p>
          </table:table-cell>
          <table:table-cell office:value-type="float" office:value="3">
            <text:p>3</text:p>
          </table:table-cell>
          <table:table-cell office:value-type="string">
            <text:p>Opdracht: Maak een instanties van de image class genaamt background en maak nog en instantie van de image class genaamt title.</text:p>
          </table:table-cell>
          <table:table-cell table:formula="of:=[.D10]-[.C10]" office:value-type="time" office:time-value="PT00H10M00S">
            <text:p>00:10</text:p>
          </table:table-cell>
        </table:table-row>
        <table:table-row table:style-name="ro2">
          <table:table-cell table:number-columns-repeated="2"/>
          <table:table-cell office:value-type="time" office:time-value="PT09H25M00S">
            <text:p>09:25</text:p>
          </table:table-cell>
          <table:table-cell office:value-type="time" office:time-value="PT09H35M00S">
            <text:p>09:35</text:p>
          </table:table-cell>
          <table:table-cell office:value-type="float" office:value="4">
            <text:p>4</text:p>
          </table:table-cell>
          <table:table-cell office:value-type="string">
            <text:p>In de startscene class roept de construcot roept de intialize method aan en deze roept de LoadContent method aan.</text:p>
          </table:table-cell>
          <table:table-cell table:formula="of:=[.D11]-[.C11]" office:value-type="time" office:time-value="PT00H10M00S">
            <text:p>00:10</text:p>
          </table:table-cell>
        </table:table-row>
        <table:table-row table:style-name="ro2">
          <table:table-cell table:number-columns-repeated="2"/>
          <table:table-cell office:value-type="time" office:time-value="PT09H36M00S">
            <text:p>09:36</text:p>
          </table:table-cell>
          <table:table-cell office:value-type="time" office:time-value="PT09H50M00S">
            <text:p>09:50</text:p>
          </table:table-cell>
          <table:table-cell office:value-type="float" office:value="5">
            <text:p>5</text:p>
          </table:table-cell>
          <table:table-cell office:value-type="string">
            <text:p>Een link gemaakt voor de background en de title en een propertie gemaakt voor Spritebatch.</text:p>
          </table:table-cell>
          <table:table-cell table:formula="of:=[.D12]-[.C12]" office:value-type="time" office:time-value="PT00H14M00S">
            <text:p>00:14</text:p>
          </table:table-cell>
        </table:table-row>
        <table:table-row table:style-name="ro2">
          <table:table-cell table:number-columns-repeated="2"/>
          <table:table-cell office:value-type="time" office:time-value="PT09H50M00S">
            <text:p>09:50</text:p>
          </table:table-cell>
          <table:table-cell office:value-type="time" office:time-value="PT10H00M00S">
            <text:p>10:00</text:p>
          </table:table-cell>
          <table:table-cell office:value-type="float" office:value="6">
            <text:p>6</text:p>
          </table:table-cell>
          <table:table-cell office:value-type="string">
            <text:p>In Image class instantie gemaakt voor title en background.</text:p>
          </table:table-cell>
          <table:table-cell table:formula="of:=[.D13]-[.C13]" office:value-type="time" office:time-value="PT00H10M00S">
            <text:p>00:10</text:p>
          </table:table-cell>
        </table:table-row>
        <table:table-row table:style-name="ro2">
          <table:table-cell table:number-columns-repeated="2"/>
          <table:table-cell office:value-type="time" office:time-value="PT10H00M00S">
            <text:p>10:00</text:p>
          </table:table-cell>
          <table:table-cell office:value-type="time" office:time-value="PT10H15M00S">
            <text:p>10:15</text:p>
          </table:table-cell>
          <table:table-cell office:value-type="float" office:value="6">
            <text:p>6</text:p>
          </table:table-cell>
          <table:table-cell office:value-type="string">
            <text:p>Background gemaakt voor startscene gemaakt.</text:p>
          </table:table-cell>
          <table:table-cell table:formula="of:=[.D14]-[.C14]" office:value-type="time" office:time-value="PT00H15M00S">
            <text:p>00:15</text:p>
          </table:table-cell>
        </table:table-row>
        <table:table-row table:style-name="ro2">
          <table:table-cell table:number-columns-repeated="2"/>
          <table:table-cell office:value-type="time" office:time-value="PT10H30M00S">
            <text:p>10:30</text:p>
          </table:table-cell>
          <table:table-cell office:value-type="time" office:time-value="PT11H15M00S">
            <text:p>11:15</text:p>
          </table:table-cell>
          <table:table-cell office:value-type="float" office:value="8">
            <text:p>8</text:p>
          </table:table-cell>
          <table:table-cell office:value-type="string">
            <text:p>Buttons gemaakt en getekend op de startscene.</text:p>
          </table:table-cell>
          <table:table-cell table:formula="of:=[.D15]-[.C15]" office:value-type="time" office:time-value="PT00H45M00S">
            <text:p>00:45</text:p>
          </table:table-cell>
        </table:table-row>
        <table:table-row table:style-name="ro2">
          <table:table-cell table:number-columns-repeated="2"/>
          <table:table-cell office:value-type="time" office:time-value="PT11H15M00S">
            <text:p>11:15</text:p>
          </table:table-cell>
          <table:table-cell office:value-type="time" office:time-value="PT11H30M00S">
            <text:p>11:30</text:p>
          </table:table-cell>
          <table:table-cell office:value-type="float" office:value="9">
            <text:p>9</text:p>
          </table:table-cell>
          <table:table-cell office:value-type="string">
            <text:p>Commit en buttens gemaakt.</text:p>
          </table:table-cell>
          <table:table-cell table:formula="of:=[.D16]-[.C16]" office:value-type="time" office:time-value="PT00H15M00S">
            <text:p>00:15</text:p>
          </table:table-cell>
        </table:table-row>
        <table:table-row table:style-name="ro2">
          <table:table-cell table:number-columns-repeated="2"/>
          <table:table-cell office:value-type="time" office:time-value="PT11H30M00S">
            <text:p>11:30</text:p>
          </table:table-cell>
          <table:table-cell office:value-type="time" office:time-value="PT12H15M00S">
            <text:p>12:15</text:p>
          </table:table-cell>
          <table:table-cell office:value-type="float" office:value="10">
            <text:p>10</text:p>
          </table:table-cell>
          <table:table-cell office:value-type="string">
            <text:p>we hebben een button switch case gemaakt om de kleur van de button te veranderen en kleur van knop naar goud.</text:p>
          </table:table-cell>
          <table:table-cell table:formula="of:=[.D17]-[.C17]" office:value-type="time" office:time-value="PT00H45M00S">
            <text:p>00:45</text:p>
          </table:table-cell>
        </table:table-row>
        <table:table-row table:style-name="ro2">
          <table:table-cell table:number-columns-repeated="2"/>
          <table:table-cell office:value-type="time" office:time-value="PT12H15M00S">
            <text:p>12:15</text:p>
          </table:table-cell>
          <table:table-cell office:value-type="time" office:time-value="PT12H40M00S">
            <text:p>12:40</text:p>
          </table:table-cell>
          <table:table-cell office:value-type="float" office:value="11">
            <text:p>11</text:p>
          </table:table-cell>
          <table:table-cell office:value-type="string">
            <text:p>Ingestelt dat de buttons nu van kleur veranderen.</text:p>
          </table:table-cell>
          <table:table-cell table:formula="of:=[.D18]-[.C18]" office:value-type="time" office:time-value="PT00H25M00S">
            <text:p>00:25</text:p>
          </table:table-cell>
        </table:table-row>
        <table:table-row table:style-name="ro2">
          <table:table-cell table:number-columns-repeated="2"/>
          <table:table-cell office:value-type="time" office:time-value="PT13H30M00S">
            <text:p>13:30</text:p>
          </table:table-cell>
          <table:table-cell office:value-type="time" office:time-value="PT13H56M00S">
            <text:p>13:56</text:p>
          </table:table-cell>
          <table:table-cell office:value-type="float" office:value="12">
            <text:p>12</text:p>
          </table:table-cell>
          <table:table-cell office:value-type="string">
            <text:p>ButtonList toegevoegt en nu kunnen we over de knopjes heen en weer.</text:p>
          </table:table-cell>
          <table:table-cell table:formula="of:=[.D19]-[.C19]" office:value-type="time" office:time-value="PT00H26M00S">
            <text:p>00:26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3">
            <text:p>13</text:p>
          </table:table-cell>
          <table:table-cell/>
          <table:table-cell table:formula="of:=[.D20]-[.C20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4">
            <text:p>14</text:p>
          </table:table-cell>
          <table:table-cell/>
          <table:table-cell table:formula="of:=[.D21]-[.C21]" office:value-type="time" office:time-value="PT00H00M00S">
            <text:p>00:00</text:p>
          </table:table-cell>
        </table:table-row>
        <table:table-row table:style-name="ro2">
          <table:table-cell table:number-columns-repeated="4"/>
          <table:table-cell office:value-type="float" office:value="15">
            <text:p>15</text:p>
          </table:table-cell>
          <table:table-cell table:style-name="ce2"/>
          <table:table-cell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6">
            <text:p>16</text:p>
          </table:table-cell>
          <table:table-cell/>
          <table:table-cell table:formula="of:=[.D23]-[.C23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7">
            <text:p>17</text:p>
          </table:table-cell>
          <table:table-cell/>
          <table:table-cell table:formula="of:=[.D24]-[.C24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8">
            <text:p>18</text:p>
          </table:table-cell>
          <table:table-cell/>
          <table:table-cell table:formula="of:=[.D25]-[.C25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9">
            <text:p>19</text:p>
          </table:table-cell>
          <table:table-cell/>
          <table:table-cell table:formula="of:=[.D26]-[.C26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0">
            <text:p>20</text:p>
          </table:table-cell>
          <table:table-cell/>
          <table:table-cell table:formula="of:=[.D27]-[.C27]" office:value-type="time" office:time-value="PT00H00M00S">
            <text:p>00:00</text:p>
          </table:table-cell>
        </table:table-row>
        <table:table-row table:style-name="ro2" table:number-rows-repeated="2">
          <table:table-cell table:number-columns-repeated="5"/>
          <table:table-cell table:style-name="ce2"/>
          <table:table-cell/>
        </table:table-row>
        <table:table-row table:style-name="ro2">
          <table:table-cell table:number-columns-repeated="5"/>
          <table:table-cell table:style-name="ce2" office:value-type="string">
            <text:p>Totaal</text:p>
          </table:table-cell>
          <table:table-cell table:formula="of:=SUM([.G8:.G27])" office:value-type="time" office:time-value="PT04H00M00S">
            <text:p>04:00</text:p>
          </table:table-cell>
        </table:table-row>
      </table:table>
      <table:table table:name="Week 51" table:style-name="ta1" table:print="false">
        <table:table-column table:style-name="co7" table:default-cell-style-name="Default"/>
        <table:table-column table:style-name="co8" table:default-cell-style-name="ce5"/>
        <table:table-column table:style-name="co1" table:number-columns-repeated="2" table:default-cell-style-name="ce6"/>
        <table:table-column table:style-name="co1" table:default-cell-style-name="Default"/>
        <table:table-column table:style-name="co9" table:default-cell-style-name="Default"/>
        <table:table-column table:style-name="co1" table:default-cell-style-name="ce6"/>
        <table:table-row table:style-name="ro1">
          <table:table-cell table:style-name="ce1" office:value-type="string">
            <text:p>Logboek</text:p>
          </table:table-cell>
          <table:table-cell table:style-name="ce3"/>
          <table:table-cell table:number-columns-repeated="3"/>
          <table:table-cell table:style-name="ce8"/>
          <table:table-cell/>
        </table:table-row>
        <table:table-row table:style-name="ro2">
          <table:table-cell table:style-name="ce2" office:value-type="string">
            <text:p>project:</text:p>
          </table:table-cell>
          <table:table-cell table:style-name="ce3" office:value-type="string">
            <text:p>PyramidPanic</text:p>
          </table:table-cell>
          <table:table-cell table:number-columns-repeated="5"/>
        </table:table-row>
        <table:table-row table:style-name="ro2">
          <table:table-cell table:style-name="ce2" office:value-type="string">
            <text:p>naam:</text:p>
          </table:table-cell>
          <table:table-cell table:style-name="ce3" office:value-type="string">
            <text:p>Erwin van Tilburg</text:p>
          </table:table-cell>
          <table:table-cell table:number-columns-repeated="5"/>
        </table:table-row>
        <table:table-row table:style-name="ro2">
          <table:table-cell table:style-name="ce2" office:value-type="string">
            <text:p>afdeling:</text:p>
          </table:table-cell>
          <table:table-cell table:style-name="ce3" office:value-type="string">
            <text:p>AM1A</text:p>
          </table:table-cell>
          <table:table-cell table:number-columns-repeated="5"/>
        </table:table-row>
        <table:table-row table:style-name="ro2">
          <table:table-cell/>
          <table:table-cell table:style-name="ce3"/>
          <table:table-cell table:number-columns-repeated="5"/>
        </table:table-row>
        <table:table-row table:style-name="ro2">
          <table:table-cell table:style-name="ce2" office:value-type="string">
            <text:p>Dag</text:p>
          </table:table-cell>
          <table:table-cell table:style-name="ce4" office:value-type="string">
            <text:p>Datum</text:p>
          </table:table-cell>
          <table:table-cell table:style-name="ce7" office:value-type="string">
            <text:p>Begintijd</text:p>
          </table:table-cell>
          <table:table-cell table:style-name="ce7" office:value-type="string">
            <text:p>Eindtijd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activiteiten</text:p>
          </table:table-cell>
          <table:table-cell table:style-name="ce7" office:value-type="string">
            <text:p>totaal</text:p>
          </table:table-cell>
        </table:table-row>
        <table:table-row table:style-name="ro2">
          <table:table-cell/>
          <table:table-cell table:style-name="ce3"/>
          <table:table-cell table:number-columns-repeated="3"/>
          <table:table-cell table:style-name="ce2" office:value-type="string">
            <text:p>Mediadevelopment</text:p>
          </table:table-cell>
          <table:table-cell/>
        </table:table-row>
        <table:table-row table:style-name="ro2">
          <table:table-cell office:value-type="string">
            <text:p>maandag</text:p>
          </table:table-cell>
          <table:table-cell office:value-type="date" office:date-value="2013-12-16">
            <text:p>16-12-13</text:p>
          </table:table-cell>
          <table:table-cell office:value-type="time" office:time-value="PT08H45M00S">
            <text:p>08:45</text:p>
          </table:table-cell>
          <table:table-cell office:value-type="time" office:time-value="PT09H00M00S">
            <text:p>09:00</text:p>
          </table:table-cell>
          <table:table-cell office:value-type="float" office:value="1">
            <text:p>1</text:p>
          </table:table-cell>
          <table:table-cell office:value-type="string">
            <text:p>we hebben een nieuwe week opgestart.</text:p>
          </table:table-cell>
          <table:table-cell table:formula="of:=[.D8]-[.C8]" office:value-type="time" office:time-value="PT00H15M00S">
            <text:p>00:15</text:p>
          </table:table-cell>
        </table:table-row>
        <table:table-row table:style-name="ro2">
          <table:table-cell table:number-columns-repeated="2"/>
          <table:table-cell office:value-type="time" office:time-value="PT09H00M00S">
            <text:p>09:00</text:p>
          </table:table-cell>
          <table:table-cell office:value-type="time" office:time-value="PT09H25M00S">
            <text:p>09:25</text:p>
          </table:table-cell>
          <table:table-cell office:value-type="float" office:value="2">
            <text:p>2</text:p>
          </table:table-cell>
          <table:table-cell office:value-type="string">
            <text:p>we kunnen nu van scene veranderen met de enter knop.</text:p>
          </table:table-cell>
          <table:table-cell table:formula="of:=[.D9]-[.C9]" office:value-type="time" office:time-value="PT00H25M00S">
            <text:p>00:25</text:p>
          </table:table-cell>
        </table:table-row>
        <table:table-row table:style-name="ro2">
          <table:table-cell table:number-columns-repeated="2"/>
          <table:table-cell office:value-type="time" office:time-value="PT09H25M00S">
            <text:p>09:25</text:p>
          </table:table-cell>
          <table:table-cell office:value-type="time" office:time-value="PT09H35M00S">
            <text:p>09:35</text:p>
          </table:table-cell>
          <table:table-cell office:value-type="float" office:value="3">
            <text:p>3</text:p>
          </table:table-cell>
          <table:table-cell office:value-type="string">
            <text:p>we kunnen met de B knop terug naar de startScene.</text:p>
          </table:table-cell>
          <table:table-cell table:formula="of:=[.D10]-[.C10]" office:value-type="time" office:time-value="PT00H10M00S">
            <text:p>00:10</text:p>
          </table:table-cell>
        </table:table-row>
        <table:table-row table:style-name="ro2">
          <table:table-cell table:number-columns-repeated="2"/>
          <table:table-cell office:value-type="time" office:time-value="PT09H35M00S">
            <text:p>09:35</text:p>
          </table:table-cell>
          <table:table-cell office:value-type="time" office:time-value="PT09H50M00S">
            <text:p>09:50</text:p>
          </table:table-cell>
          <table:table-cell office:value-type="float" office:value="4">
            <text:p>4</text:p>
          </table:table-cell>
          <table:table-cell office:value-type="string">
            <text:p>we hebben de LoadScene gemaakt</text:p>
          </table:table-cell>
          <table:table-cell table:formula="of:=[.D11]-[.C11]" office:value-type="time" office:time-value="PT00H15M00S">
            <text:p>00:15</text:p>
          </table:table-cell>
        </table:table-row>
        <table:table-row table:style-name="ro2">
          <table:table-cell table:number-columns-repeated="2"/>
          <table:table-cell office:value-type="time" office:time-value="PT09H50M00S">
            <text:p>09:50</text:p>
          </table:table-cell>
          <table:table-cell office:value-type="time" office:time-value="PT10H10M00S">
            <text:p>10:10</text:p>
          </table:table-cell>
          <table:table-cell office:value-type="float" office:value="5">
            <text:p>5</text:p>
          </table:table-cell>
          <table:table-cell office:value-type="string">
            <text:p>we hebben de ScoresScene gemaakt</text:p>
          </table:table-cell>
          <table:table-cell table:formula="of:=[.D12]-[.C12]" office:value-type="time" office:time-value="PT00H20M00S">
            <text:p>00:20</text:p>
          </table:table-cell>
        </table:table-row>
        <table:table-row table:style-name="ro2">
          <table:table-cell table:number-columns-repeated="2"/>
          <table:table-cell office:value-type="time" office:time-value="PT10H15M00S">
            <text:p>10:15</text:p>
          </table:table-cell>
          <table:table-cell office:value-type="time" office:time-value="PT11H05M00S">
            <text:p>11:05</text:p>
          </table:table-cell>
          <table:table-cell office:value-type="float" office:value="6">
            <text:p>6</text:p>
          </table:table-cell>
          <table:table-cell office:value-type="string">
            <text:p>je kan nu met de muis de knoppen indukken.</text:p>
          </table:table-cell>
          <table:table-cell table:formula="of:=[.D13]-[.C13]" office:value-type="time" office:time-value="PT00H50M00S">
            <text:p>00:5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6">
            <text:p>6</text:p>
          </table:table-cell>
          <table:table-cell/>
          <table:table-cell table:formula="of:=[.D14]-[.C14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8">
            <text:p>8</text:p>
          </table:table-cell>
          <table:table-cell/>
          <table:table-cell table:formula="of:=[.D15]-[.C15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9">
            <text:p>9</text:p>
          </table:table-cell>
          <table:table-cell/>
          <table:table-cell table:formula="of:=[.D16]-[.C16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0">
            <text:p>10</text:p>
          </table:table-cell>
          <table:table-cell/>
          <table:table-cell table:formula="of:=[.D17]-[.C17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1">
            <text:p>11</text:p>
          </table:table-cell>
          <table:table-cell/>
          <table:table-cell table:formula="of:=[.D18]-[.C18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2">
            <text:p>12</text:p>
          </table:table-cell>
          <table:table-cell/>
          <table:table-cell table:formula="of:=[.D19]-[.C19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3">
            <text:p>13</text:p>
          </table:table-cell>
          <table:table-cell/>
          <table:table-cell table:formula="of:=[.D20]-[.C20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4">
            <text:p>14</text:p>
          </table:table-cell>
          <table:table-cell/>
          <table:table-cell table:formula="of:=[.D21]-[.C21]" office:value-type="time" office:time-value="PT00H00M00S">
            <text:p>00:00</text:p>
          </table:table-cell>
        </table:table-row>
        <table:table-row table:style-name="ro2">
          <table:table-cell table:number-columns-repeated="4"/>
          <table:table-cell office:value-type="float" office:value="15">
            <text:p>15</text:p>
          </table:table-cell>
          <table:table-cell table:style-name="ce2"/>
          <table:table-cell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6">
            <text:p>16</text:p>
          </table:table-cell>
          <table:table-cell/>
          <table:table-cell table:formula="of:=[.D23]-[.C23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7">
            <text:p>17</text:p>
          </table:table-cell>
          <table:table-cell/>
          <table:table-cell table:formula="of:=[.D24]-[.C24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8">
            <text:p>18</text:p>
          </table:table-cell>
          <table:table-cell/>
          <table:table-cell table:formula="of:=[.D25]-[.C25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9">
            <text:p>19</text:p>
          </table:table-cell>
          <table:table-cell/>
          <table:table-cell table:formula="of:=[.D26]-[.C26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0">
            <text:p>20</text:p>
          </table:table-cell>
          <table:table-cell/>
          <table:table-cell table:formula="of:=[.D27]-[.C27]" office:value-type="time" office:time-value="PT00H00M00S">
            <text:p>00:00</text:p>
          </table:table-cell>
        </table:table-row>
        <table:table-row table:style-name="ro2" table:number-rows-repeated="2">
          <table:table-cell table:number-columns-repeated="5"/>
          <table:table-cell table:style-name="ce2"/>
          <table:table-cell/>
        </table:table-row>
        <table:table-row table:style-name="ro2">
          <table:table-cell table:number-columns-repeated="5"/>
          <table:table-cell table:style-name="ce2" office:value-type="string">
            <text:p>Totaal</text:p>
          </table:table-cell>
          <table:table-cell table:formula="of:=SUM([.G8:.G27])" office:value-type="time" office:time-value="PT02H15M00S">
            <text:p>02: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6">16-12-2013</text:date>, <text:time>11:07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6H53M53S</meta:editing-duration>
    <meta:editing-cycles>27</meta:editing-cycles>
    <meta:generator>OpenOffice/4.0.1$Win32 OpenOffice.org_project/401m5$Build-9714</meta:generator>
    <dc:date>2013-12-16T11:07:37.29</dc:date>
    <dc:creator>Erwin van Tilburg</dc:creator>
    <meta:document-statistic meta:table-count="4" meta:cell-count="429" meta:object-count="0"/>
    <meta:user-defined meta:name="Info 1"/>
    <meta:user-defined meta:name="Info 2"/>
    <meta:user-defined meta:name="Info 3"/>
    <meta:user-defined meta:name="Info 4"/>
  </office:meta>
</office:document-meta>
</file>